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d0a" officeooo:paragraph-rsid="000aad0a"/>
    </style:style>
    <style:style style:name="P2" style:family="paragraph" style:parent-style-name="Standard">
      <style:text-properties officeooo:rsid="000c2f3b" officeooo:paragraph-rsid="000c2f3b"/>
    </style:style>
    <style:style style:name="P3" style:family="paragraph" style:parent-style-name="Standard">
      <style:text-properties style:text-underline-style="none" officeooo:rsid="000c2f3b" officeooo:paragraph-rsid="000c2f3b"/>
    </style:style>
    <style:style style:name="P4" style:family="paragraph" style:parent-style-name="Standard">
      <style:text-properties style:text-underline-style="none" officeooo:rsid="000d3972" officeooo:paragraph-rsid="000d3972"/>
    </style:style>
    <style:style style:name="P5" style:family="paragraph" style:parent-style-name="Standard">
      <style:text-properties style:text-underline-style="none" officeooo:rsid="001023d9" officeooo:paragraph-rsid="001023d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428f"/>
    </style:style>
    <style:style style:name="T3" style:family="text">
      <style:text-properties officeooo:rsid="001073c0"/>
    </style:style>
    <style:style style:name="T4" style:family="text">
      <style:text-properties style:text-underline-style="none"/>
    </style:style>
    <style:style style:name="T5" style:family="text">
      <style:text-properties officeooo:rsid="000e88da"/>
    </style:style>
    <style:style style:name="T6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KEMON (<text:span text:style-name="T1">ID_Pokemon</text:span>, Nombre_Pokemon, Mote, Tipo, <text:s/>Vitalidad, Ataque, Defensa, Ataque_Especial, Defensa_Especial, Velocidad, Estamina, Nivel, Movimientos, Fertilidad, Sexo, Estado, Objeto, Ratio_Captura, <text:span text:style-name="T2">¿</text:span><text:span text:style-name="T3">Ubicación?,</text:span> Es_Shiny)</text:p>
      <text:p text:style-name="P1"/>
      <text:p text:style-name="P2">ENTRENADOR (<text:span text:style-name="T1">ID_Entrenador</text:span><text:span text:style-name="T4">, Nombre_Entrenador, Género, Ciudad Origen, Pokemon_Capturados, Dinero, Victorias, Derrotas, Tiempo_Juego)</text:span></text:p>
      <text:p text:style-name="P3"/>
      <text:p text:style-name="P3">OBJETO (<text:span text:style-name="T1">ID_Objeto</text:span>, Nombre_Objeto, Descripción, Stats_bonus, Stats_malus, Porcentaje_bonus, Porcentaje_malus)</text:p>
      <text:p text:style-name="P3"/>
      <text:p text:style-name="P3">MOVIMIENTO (<text:span text:style-name="T1">ID_Movimiento</text:span>, Nombre_Movimiento, Descripción, Tipo_Categoría, Tipo_Elemental, Potencia, Turnos_Efecto, Coste_Estamina)</text:p>
      <text:p text:style-name="P3"/>
      <text:p text:style-name="P3">COMBATE (<text:span text:style-name="T1">ID_Combate</text:span>, ID_Ganador, ID_Entrenador1, ID_Entrenador2, Es_Liga_Pokemon)</text:p>
      <text:p text:style-name="P3"/>
      <text:p text:style-name="P3">INVENTARIO<text:span text:style-name="T5">(MOCHILA)</text:span> (<text:span text:style-name="T6">ID_Entrenador</text:span>, <text:span text:style-name="T6">ID_Objeto</text:span>, Cantidad)</text:p>
      <text:p text:style-name="P3"/>
      <text:p text:style-name="P4">SET_MOVIMIENTOS (<text:span text:style-name="T6">ID_Pokemon,</text:span> <text:span text:style-name="T6">ID_Movimiento</text:span>, Es_Activo)</text:p>
      <text:p text:style-name="P4"/>
      <text:p text:style-name="P5">TURNO (<text:span text:style-name="T1">Número_Turno</text:span>, Acción_Entrenador, Acción_Rival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0:36:48.038069100</meta:creation-date>
    <dc:date>2026-01-12T18:44:48.681644200</dc:date>
    <meta:editing-duration>PT51M48S</meta:editing-duration>
    <meta:editing-cycles>7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8" meta:word-count="67" meta:character-count="839" meta:non-whitespace-character-count="779"/>
  </office:meta>
</office:document-meta>
</file>